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text-properties officeooo:paragraph-rsid="0009d136"/>
    </style:style>
    <style:style style:name="P2" style:family="paragraph" style:parent-style-name="Heading_20_4">
      <style:text-properties officeooo:rsid="0009d136" officeooo:paragraph-rsid="0009d136"/>
    </style:style>
    <style:style style:name="P3" style:family="paragraph" style:parent-style-name="Standard">
      <style:text-properties officeooo:rsid="0009d136" officeooo:paragraph-rsid="0009d136"/>
    </style:style>
    <style:style style:name="P4" style:family="paragraph" style:parent-style-name="Standard">
      <style:text-properties officeooo:paragraph-rsid="0009d136"/>
    </style:style>
    <style:style style:name="P5" style:family="paragraph" style:parent-style-name="Standard">
      <style:paragraph-properties fo:margin-top="0in" fo:margin-bottom="0.1965in" style:contextual-spacing="false"/>
    </style:style>
    <style:style style:name="P6" style:family="paragraph" style:parent-style-name="Text_20_body">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8">
      <style:paragraph-properties fo:margin-top="0in" fo:margin-bottom="0in" style:contextual-spacing="false"/>
    </style:style>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text-properties officeooo:rsid="0009d136" officeooo:paragraph-rsid="0009d136"/>
    </style:style>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3">
      <style:paragraph-properties fo:margin-top="0in" fo:margin-bottom="0in" style:contextual-spacing="false"/>
    </style:style>
    <style:style style:name="P22" style:family="paragraph" style:parent-style-name="Text_20_body" style:list-style-name="L14"/>
    <style:style style:name="P23" style:family="paragraph" style:parent-style-name="Text_20_body" style:list-style-name="L14">
      <style:paragraph-properties fo:margin-top="0in" fo:margin-bottom="0in" style:contextual-spacing="false"/>
    </style:style>
    <style:style style:name="P24" style:family="paragraph" style:parent-style-name="Text_20_body" style:list-style-name="L15"/>
    <style:style style:name="P25" style:family="paragraph" style:parent-style-name="Text_20_body" style:list-style-name="L15">
      <style:paragraph-properties fo:margin-top="0in" fo:margin-bottom="0in" style:contextual-spacing="false"/>
    </style:style>
    <style:style style:name="P26" style:family="paragraph" style:parent-style-name="Text_20_body" style:list-style-name="L16"/>
    <style:style style:name="P27" style:family="paragraph" style:parent-style-name="Text_20_body" style:list-style-name="L16">
      <style:paragraph-properties fo:margin-top="0in" fo:margin-bottom="0in" style:contextual-spacing="false"/>
    </style:style>
    <style:style style:name="P28" style:family="paragraph" style:parent-style-name="Text_20_body" style:list-style-name="L17"/>
    <style:style style:name="P29" style:family="paragraph" style:parent-style-name="Text_20_body" style:list-style-name="L17">
      <style:paragraph-properties fo:margin-top="0in" fo:margin-bottom="0in" style:contextual-spacing="false"/>
    </style:style>
    <style:style style:name="P30" style:family="paragraph" style:parent-style-name="Text_20_body" style:list-style-name="L18"/>
    <style:style style:name="P31" style:family="paragraph" style:parent-style-name="Text_20_body" style:list-style-name="L18">
      <style:paragraph-properties fo:margin-top="0in" fo:margin-bottom="0in" style:contextual-spacing="false"/>
    </style:style>
    <style:style style:name="P32" style:family="paragraph" style:parent-style-name="Text_20_body" style:list-style-name="L19"/>
    <style:style style:name="P33" style:family="paragraph" style:parent-style-name="Text_20_body" style:list-style-name="L19">
      <style:paragraph-properties fo:margin-top="0in" fo:margin-bottom="0in" style:contextual-spacing="false"/>
    </style:style>
    <style:style style:name="P34" style:family="paragraph" style:parent-style-name="Text_20_body" style:list-style-name="L20"/>
    <style:style style:name="P35" style:family="paragraph" style:parent-style-name="Text_20_body" style:list-style-name="L20">
      <style:paragraph-properties fo:margin-top="0in" fo:margin-bottom="0in" style:contextual-spacing="false"/>
    </style:style>
    <style:style style:name="P36" style:family="paragraph" style:parent-style-name="Text_20_body" style:list-style-name="L21"/>
    <style:style style:name="P37" style:family="paragraph" style:parent-style-name="Text_20_body" style:list-style-name="L21">
      <style:paragraph-properties fo:margin-top="0in" fo:margin-bottom="0in" style:contextual-spacing="false"/>
    </style:style>
    <style:style style:name="P38" style:family="paragraph" style:parent-style-name="Text_20_body" style:list-style-name="L22"/>
    <style:style style:name="P39" style:family="paragraph" style:parent-style-name="Text_20_body" style:list-style-name="L22">
      <style:paragraph-properties fo:margin-top="0in" fo:margin-bottom="0in" style:contextual-spacing="false"/>
    </style:style>
    <style:style style:name="P40" style:family="paragraph" style:parent-style-name="Text_20_body" style:list-style-name="L23"/>
    <style:style style:name="P41" style:family="paragraph" style:parent-style-name="Text_20_body" style:list-style-name="L23">
      <style:paragraph-properties fo:margin-top="0in" fo:margin-bottom="0in" style:contextual-spacing="false"/>
    </style:style>
    <style:style style:name="P42" style:family="paragraph" style:parent-style-name="Text_20_body" style:list-style-name="L24"/>
    <style:style style:name="P43" style:family="paragraph" style:parent-style-name="Text_20_body" style:list-style-name="L24">
      <style:paragraph-properties fo:margin-top="0in" fo:margin-bottom="0in" style:contextual-spacing="false"/>
    </style:style>
    <style:style style:name="P44" style:family="paragraph" style:parent-style-name="Text_20_body" style:list-style-name="L25"/>
    <style:style style:name="P45" style:family="paragraph" style:parent-style-name="Text_20_body" style:list-style-name="L25">
      <style:paragraph-properties fo:margin-top="0in" fo:margin-bottom="0in" style:contextual-spacing="false"/>
    </style:style>
    <style:style style:name="T1" style:family="text">
      <style:text-properties officeooo:rsid="0009d136"/>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ave Functions</text:p>
      <text:h text:style-name="Heading_20_1" text:outline-level="1">Introduction</text:h>
      <text:p text:style-name="P17">There isn't quite the concept of "most common" wave functions in quantum physics like you might have with functions in classical math. Here's why:</text:p>
      <text:list text:style-name="L11">
        <text:list-item>
          <text:p text:style-name="P18"><text:span text:style-name="Strong_20_Emphasis">Unique for the System:</text:span> Wave functions are very specific to the quantum system they describe. The equation that produces the wave function (Schrödinger equation) depends on the properties of the system like its energy, momentum, and potential energy. So, there's no one-size-fits-all wave function.</text:p>
        </text:list-item>
        <text:list-item>
          <text:p text:style-name="P18"><text:span text:style-name="Strong_20_Emphasis">Infinite Possibilities:</text:span> There are infinitely many possible wave functions depending on the initial conditions and the system itself.</text:p>
        </text:list-item>
      </text:list>
      <text:p text:style-name="Text_20_body">However, there are some fundamental concepts that apply to all wave functions:</text:p>
      <text:list text:style-name="L12">
        <text:list-item>
          <text:p text:style-name="P19"><text:span text:style-name="Strong_20_Emphasis">Probability and the Born Rule:</text:span> The wave function itself doesn't represent the particle's location but rather the probability of finding it at a specific location. The Born rule is a mathematical tool that allows you to calculate this probability from the wave function.</text:p>
        </text:list-item>
        <text:list-item>
          <text:p text:style-name="P19"><text:span text:style-name="Strong_20_Emphasis">Complex Numbers:</text:span> Wave functions are complex-valued, meaning they use both real and imaginary numbers.</text:p>
        </text:list-item>
        <text:list-item>
          <text:p text:style-name="P19"><text:span text:style-name="Strong_20_Emphasis">Normalization:</text:span> A valid wave function must be normalized, which means the probability of finding the particle somewhere is 100%.</text:p>
        </text:list-item>
      </text:list>
      <text:p text:style-name="Text_20_body"><text:soft-page-break/>Here are some examples of wave functions for simple systems you might encounter in introductory quantum mechanics:</text:p>
      <text:list text:style-name="L13">
        <text:list-item>
          <text:p text:style-name="P21"><text:span text:style-name="Strong_20_Emphasis">Particle in a Box:</text:span> This describes a particle confined to a specific region of space.</text:p>
        </text:list-item>
        <text:list-item>
          <text:p text:style-name="P21"><text:span text:style-name="Strong_20_Emphasis">Harmonic Oscillator:</text:span> This describes a system that vibrates back and forth, like a mass on a spring.</text:p>
        </text:list-item>
        <text:list-item>
          <text:p text:style-name="P20"><text:span text:style-name="Strong_20_Emphasis">Hydrogen Atom:</text:span> This describes the wave functions of electrons in a hydrogen atom.</text:p>
        </text:list-item>
      </text:list>
      <text:p text:style-name="Text_20_body">If you're interested in learning more about specific wave functions, textbooks or online resources on quantum mechanics can provide more in-depth explanations!</text:p>
      <text:p text:style-name="P3"/>
      <text:p text:style-name="P3">=====</text:p>
      <text:p text:style-name="P3"/>
      <text:h text:style-name="P2" text:outline-level="4">The Most Common Wave Functions in Quantum Physics</text:h>
      <text:p text:style-name="P6">In quantum physics, wave functions are mathematical descriptions of the quantum state of a particle. The specific form of a wave function depends on the details of the physical system being studied </text:p>
      <text:p text:style-name="Text_20_body">. Here are some key points about wave functions in quantum physics: </text:p>
      <text:list text:style-name="L1">
        <text:list-item>
          <text:p text:style-name="P7"><text:span text:style-name="Strong_20_Emphasis">Superposition Principle</text:span>: According to the superposition principle of quantum mechanics, wave functions can be added together and multiplied by complex numbers to form new wave functions. This allows for the formation of a Hilbert space, where the inner product between two wave functions is a measure of the overlap between the corresponding physical states </text:p>
        </text:list-item>
      </text:list>
      <text:list text:style-name="L2">
        <text:list-item>
          <text:p text:style-name="P8">. </text:p>
        </text:list-item>
      </text:list>
      <text:list text:style-name="L3">
        <text:list-item>
          <text:p text:style-name="P9"><text:span text:style-name="Strong_20_Emphasis">Complex Functions</text:span>: Wave functions in quantum theory are usually complex functions, meaning they contain one or <text:soft-page-break/>more imaginary numbers. This is a peculiarity of quantum theory, as experimental measurements produce real (non-imaginary) numbers only. The wave function must be modified to account for this when making measurements </text:p>
        </text:list-item>
      </text:list>
      <text:list text:style-name="L4">
        <text:list-item>
          <text:p text:style-name="P10">. </text:p>
        </text:list-item>
      </text:list>
      <text:list text:style-name="L5">
        <text:list-item>
          <text:p text:style-name="P11"><text:span text:style-name="Strong_20_Emphasis">Physical Interpretation</text:span>: The physical interpretation of the wave function is a matter of debate among quantum physicists. In the Copenhagen interpretation, the wave function describes a probability wave, but it is not a physical wave in the traditional sense. Instead, it is a mathematical item that describes the probability of finding a particle in a certain state </text:p>
        </text:list-item>
      </text:list>
      <text:list text:style-name="L6">
        <text:list-item>
          <text:p text:style-name="P12">. </text:p>
        </text:list-item>
      </text:list>
      <text:list text:style-name="L7">
        <text:list-item>
          <text:p text:style-name="P13"><text:span text:style-name="Strong_20_Emphasis">Schrodinger Equation</text:span>: The Schrodinger equation is a fundamental equation in quantum mechanics that determines how wave functions evolve over time. It is a type of wave equation, and wave functions behave qualitatively like other waves, such as water waves or waves on a string </text:p>
        </text:list-item>
      </text:list>
      <text:list text:style-name="L8">
        <text:list-item>
          <text:p text:style-name="P14">. </text:p>
        </text:list-item>
      </text:list>
      <text:list text:style-name="L9">
        <text:list-item>
          <text:p text:style-name="P15"><text:span text:style-name="Strong_20_Emphasis">Variety of Wave Functions</text:span>: The specific form of a wave function depends on the physical system being studied. Different systems will have different wave functions that describe their quantum states. The wave function is typically represented by the Greek letter psi (Ψ) </text:p>
        </text:list-item>
      </text:list>
      <text:list text:style-name="L10">
        <text:list-item text:start-value="5">
          <text:p text:style-name="P16">. </text:p>
        </text:list-item>
      </text:list>
      <text:p text:style-name="Text_20_body">It is important to note that wave functions in quantum physics are a complex and nuanced topic, and their interpretation and application go beyond the scope of this brief explanation. Further study and understanding of quantum mechanics are necessary to fully grasp the intricacies of wave functions and their significance in the field.</text:p>
      <text:h text:style-name="P1" text:outline-level="1"><text:span text:style-name="Strong_20_Emphasis"><text:span text:style-name="T1">Mathematical Representations</text:span></text:span></text:h>
      <text:p text:style-name="P4"><text:span text:style-name="Strong_20_Emphasis">The equation that describes a de Broglie wave is known as the de Broglie equation. It relates the wavelength (λ) of a particle to its momentum (p) and is given by: λ = h / p where: </text:span></text:p>
      <text:list text:style-name="L24">
        <text:list-item>
          <text:p text:style-name="P43">λ is the wavelength of the particle, </text:p>
        </text:list-item>
        <text:list-item>
          <text:p text:style-name="P43">h is Planck's constant (approximately 6.626 x 10^-34 joule-seconds), </text:p>
        </text:list-item>
        <text:list-item>
          <text:p text:style-name="P42">p is the momentum of the particle. </text:p>
        </text:list-item>
      </text:list>
      <text:p text:style-name="Text_20_body">The de Broglie equation is one of the fundamental equations in quantum mechanics and describes the wave-particle duality of matter. It suggests that particles, such as electrons or other microscopic objects, can exhibit wave-like behavior with a characteristic wavelength. This equation was proposed by Louis de Broglie in his doctoral thesis in 1924, where he suggested that particles, like light, can have both particle and wave properties. The de Broglie equation has been experimentally verified in various experiments, such as electron diffraction and interference.</text:p>
      <text:p text:style-name="Text_20_body"><text:span text:style-name="Strong_20_Emphasis"/></text:p>
      <text:p text:style-name="P4"><text:span text:style-name="Strong_20_Emphasis">w = sin(nπx/L), represents a standing wave in a one-dimensional system. Let's break down the different components of this wave function: </text:span></text:p>
      <text:list text:style-name="L14">
        <text:list-item>
          <text:p text:style-name="P23"><text:span text:style-name="Strong_20_Emphasis">w</text:span>: Represents the value of the wave function at a given position (x) in the system. It depends on the position and is given by the sine function. </text:p>
        </text:list-item>
        <text:list-item>
          <text:p text:style-name="P23"><text:span text:style-name="Strong_20_Emphasis">x</text:span>: Represents the position along the one-dimensional system where the wave function is evaluated. </text:p>
        </text:list-item>
        <text:list-item>
          <text:p text:style-name="P23"><text:span text:style-name="Strong_20_Emphasis">n</text:span>: Represents the mode or number of nodes in the standing wave. It determines the number of times the wave oscillates within the system. </text:p>
        </text:list-item>
        <text:list-item>
          <text:p text:style-name="P23"><text:soft-page-break/><text:span text:style-name="Strong_20_Emphasis">π</text:span>: Represents the mathematical constant pi, approximately equal to 3.14159. It is used as part of the argument of the sine function. </text:p>
        </text:list-item>
        <text:list-item>
          <text:p text:style-name="P22"><text:span text:style-name="Strong_20_Emphasis">L</text:span>: Represents the length of the system or the distance over which the wave function is defined. </text:p>
        </text:list-item>
      </text:list>
      <text:p text:style-name="Text_20_body">This wave function describes a standing wave pattern in a one-dimensional system with fixed boundaries at x = 0 and x = L. The sine function produces a periodic oscillation as x varies, with the number of nodes determined by the value of n. The wavelength of the wave is related to the length of the system (L) and the number of nodes (n) through the relationship λ = 2L/n. Standing waves are important in various areas of quantum mechanics, such as the study of wave-particle duality, particle-in-a-box systems, and the behavior of electrons in atoms and molecules. The specific application and interpretation of the wave function depend on the physical system being considered and the context in which it is used.</text:p>
      <text:p text:style-name="Text_20_body"/>
      <text:p text:style-name="P5"><text:span text:style-name="Strong_20_Emphasis">w = exp(i(kx - ωt))</text:span>, represents a plane wave in classical wave theory. Let's break down the different components of this wave function: </text:p>
      <text:list text:style-name="L25">
        <text:list-item>
          <text:p text:style-name="P45"><text:span text:style-name="Strong_20_Emphasis">w</text:span>: Represents the value of the wave function at a given position and time. It is a complex-valued function and is given by the exponential function. </text:p>
        </text:list-item>
        <text:list-item>
          <text:p text:style-name="P45"><text:span text:style-name="Strong_20_Emphasis">k</text:span>: Represents the wave number, which determines the spatial frequency of the wave. </text:p>
        </text:list-item>
        <text:list-item>
          <text:p text:style-name="P45"><text:span text:style-name="Strong_20_Emphasis">x</text:span>: Represents the position along the spatial dimension. </text:p>
        </text:list-item>
        <text:list-item>
          <text:p text:style-name="P45"><text:span text:style-name="Strong_20_Emphasis">ω</text:span>: Represents the angular frequency, which determines the temporal frequency of the wave. </text:p>
        </text:list-item>
        <text:list-item>
          <text:p text:style-name="P44"><text:span text:style-name="Strong_20_Emphasis">t</text:span>: Represents the time. </text:p>
        </text:list-item>
      </text:list>
      <text:p text:style-name="Text_20_body"><text:soft-page-break/>This wave function describes a plane wave with a spatial dependence determined by the wave number k and a temporal dependence determined by the angular frequency ω. The exponential term introduces a phase factor that depends on the product of the wave number and the position (kx) and the product of the angular frequency and time (ωt). The phase factor represents the phase difference between different points in space and time. Plane waves are fundamental building blocks in classical wave theory and are used to describe a wide range of wave phenomena, such as electromagnetic waves, sound waves, and water waves. They have a uniform distribution of amplitude and phase across space and time. It is important to note that the wave function you provided is a classical wave function and does not incorporate quantum mechanical effects. In quantum mechanics, wave functions are complex-valued probability amplitudes that describe the behavior of quantum particles.</text:p>
      <text:p text:style-name="Text_20_body"/>
      <text:p text:style-name="Text_20_body"><text:span text:style-name="Strong_20_Emphasis"/></text:p>
      <text:p text:style-name="Standard"><text:span text:style-name="Strong_20_Emphasis">w = exp(i(px - p^2/2m t)/ħ), represents a plane wave in quantum mechanics. Let's break down the different components of this wave function: </text:span></text:p>
      <text:list text:style-name="L15">
        <text:list-item>
          <text:p text:style-name="P25"><text:span text:style-name="Strong_20_Emphasis">w</text:span>: Represents the value of the wave function at a given position and time. It is a complex-valued function and is given by the exponential function. </text:p>
        </text:list-item>
        <text:list-item>
          <text:p text:style-name="P25"><text:span text:style-name="Strong_20_Emphasis">x</text:span>: Represents the position along the spatial dimension. </text:p>
        </text:list-item>
        <text:list-item>
          <text:p text:style-name="P25"><text:span text:style-name="Strong_20_Emphasis">p</text:span>: Represents the momentum of the particle. </text:p>
        </text:list-item>
        <text:list-item>
          <text:p text:style-name="P25"><text:span text:style-name="Strong_20_Emphasis">m</text:span>: Represents the mass of the particle. </text:p>
        </text:list-item>
        <text:list-item>
          <text:p text:style-name="P25"><text:span text:style-name="Strong_20_Emphasis">t</text:span>: Represents time. </text:p>
        </text:list-item>
        <text:list-item>
          <text:p text:style-name="P25"><text:span text:style-name="Strong_20_Emphasis">i</text:span>: Represents the imaginary unit (√-1). </text:p>
        </text:list-item>
        <text:list-item>
          <text:p text:style-name="P24"><text:span text:style-name="Strong_20_Emphasis">ħ</text:span>: Represents the reduced Planck's constant, which is equal to h/2π (where h is the Planck's constant). </text:p>
        </text:list-item>
      </text:list>
      <text:p text:style-name="Text_20_body"><text:soft-page-break/>This wave function describes a plane wave, characterized by a constant amplitude and a phase that varies linearly with both position (px) and time (p^2t/2m). The exponential function, with its complex argument, introduces both real and imaginary components to the wave function. Plane waves are often used to describe free particles in quantum mechanics. They have a uniform distribution of momentum and do not experience any external forces or potential energy. The wave function you provided can be used to describe the spatial and temporal behavior of a free particle. It is important to note that the wave function you provided does not include any normalization factors or position-dependent terms. In practical applications, wave functions are typically normalized and may include additional factors to account for the specific system under consideration.</text:p>
      <text:p text:style-name="Text_20_body"><text:span text:style-name="Strong_20_Emphasis"/></text:p>
      <text:p text:style-name="Standard"><text:span text:style-name="Strong_20_Emphasis">w = exp(i(px - Et)/ħ), represents a plane wave in quantum mechanics. Let's break down the different components of this wave function: </text:span></text:p>
      <text:list text:style-name="L16">
        <text:list-item>
          <text:p text:style-name="P27"><text:span text:style-name="Strong_20_Emphasis">w</text:span>: Represents the value of the wave function at a given position and time. It is a complex-valued function and is given by the exponential function. </text:p>
        </text:list-item>
        <text:list-item>
          <text:p text:style-name="P27"><text:span text:style-name="Strong_20_Emphasis">x</text:span>: Represents the position along the spatial dimension. </text:p>
        </text:list-item>
        <text:list-item>
          <text:p text:style-name="P27"><text:span text:style-name="Strong_20_Emphasis">p</text:span>: Represents the momentum of the particle. </text:p>
        </text:list-item>
        <text:list-item>
          <text:p text:style-name="P27"><text:span text:style-name="Strong_20_Emphasis">E</text:span>: Represents the energy of the particle. </text:p>
        </text:list-item>
        <text:list-item>
          <text:p text:style-name="P27"><text:span text:style-name="Strong_20_Emphasis">t</text:span>: Represents time. </text:p>
        </text:list-item>
        <text:list-item>
          <text:p text:style-name="P27"><text:span text:style-name="Strong_20_Emphasis">i</text:span>: Represents the imaginary unit (√-1). </text:p>
        </text:list-item>
        <text:list-item>
          <text:p text:style-name="P26"><text:span text:style-name="Strong_20_Emphasis">ħ</text:span>: Represents the reduced Planck's constant, which is equal to h/2π (where h is the Planck's constant). </text:p>
        </text:list-item>
      </text:list>
      <text:p text:style-name="Text_20_body">This wave function describes a plane wave, characterized by a constant amplitude and a phase that varies linearly with both position (px) and time (Et). The exponential function, with its complex argument, introduces both real and imaginary components <text:soft-page-break/>to the wave function. Plane waves are often used to describe free particles in quantum mechanics. They have a uniform distribution of momentum and energy and do not experience any external forces or potential energy. The wave function you provided can be used to describe the spatial and temporal behavior of a free particle with a specific energy. It is important to note that the wave function you provided does not include any normalization factors or position-dependent terms. In practical applications, wave functions are typically normalized and may include additional factors to account for the specific system under consideration.</text:p>
      <text:p text:style-name="Text_20_body"><text:span text:style-name="Strong_20_Emphasis"/></text:p>
      <text:p text:style-name="Standard"><text:span text:style-name="Strong_20_Emphasis">w = exp(i(px - (E - V)t)/ħ), represents a plane wave in the presence of a potential energy V in quantum mechanics. Let's break down the different components of this wave function: </text:span></text:p>
      <text:list text:style-name="L17">
        <text:list-item>
          <text:p text:style-name="P29"><text:span text:style-name="Strong_20_Emphasis">w</text:span>: Represents the value of the wave function at a given position and time. It is a complex-valued function and is given by the exponential function. </text:p>
        </text:list-item>
        <text:list-item>
          <text:p text:style-name="P29"><text:span text:style-name="Strong_20_Emphasis">x</text:span>: Represents the position along the spatial dimension. </text:p>
        </text:list-item>
        <text:list-item>
          <text:p text:style-name="P29"><text:span text:style-name="Strong_20_Emphasis">p</text:span>: Represents the momentum of the particle. </text:p>
        </text:list-item>
        <text:list-item>
          <text:p text:style-name="P29"><text:span text:style-name="Strong_20_Emphasis">E</text:span>: Represents the total energy of the particle. </text:p>
        </text:list-item>
        <text:list-item>
          <text:p text:style-name="P29"><text:span text:style-name="Strong_20_Emphasis">V</text:span>: Represents the potential energy of the system. </text:p>
        </text:list-item>
        <text:list-item>
          <text:p text:style-name="P29"><text:span text:style-name="Strong_20_Emphasis">t</text:span>: Represents time. </text:p>
        </text:list-item>
        <text:list-item>
          <text:p text:style-name="P29"><text:span text:style-name="Strong_20_Emphasis">i</text:span>: Represents the imaginary unit (√-1). </text:p>
        </text:list-item>
        <text:list-item>
          <text:p text:style-name="P28"><text:span text:style-name="Strong_20_Emphasis">ħ</text:span>: Represents the reduced Planck's constant, which is equal to h/2π (where h is the Planck's constant). </text:p>
        </text:list-item>
      </text:list>
      <text:p text:style-name="Text_20_body">This wave function describes a plane wave that interacts with a potential energy V. The potential energy modifies the behavior of the wave and introduces additional phase shifts. The term (E - V) in the exponential represents the difference between the total energy of the particle and the potential energy at a given position in the system. The presence of a potential energy can lead to various phenomena in quantum mechanics, such as scattering, bound states, <text:soft-page-break/>and tunneling. The specific behavior of the wave function and its interpretation depend on the form of the potential energy V and the properties of the system being considered. It is important to note that the wave function you provided does not include any normalization factors or position-dependent terms. In practical applications, wave functions are typically normalized and may include additional factors to account for the specific system under consideration.</text:p>
      <text:p text:style-name="Text_20_body"><text:span text:style-name="Strong_20_Emphasis"/></text:p>
      <text:p text:style-name="Standard"><text:span text:style-name="Strong_20_Emphasis">w = exp(i(px - (V - E)t)/ħ), represents a plane wave in the presence of a potential energy V in quantum mechanics. Let's break down the different components of this wave function: </text:span></text:p>
      <text:list text:style-name="L18">
        <text:list-item>
          <text:p text:style-name="P31"><text:span text:style-name="Strong_20_Emphasis">w</text:span>: Represents the value of the wave function at a given position and time. It is a complex-valued function and is given by the exponential function. </text:p>
        </text:list-item>
        <text:list-item>
          <text:p text:style-name="P31"><text:span text:style-name="Strong_20_Emphasis">x</text:span>: Represents the position along the spatial dimension. </text:p>
        </text:list-item>
        <text:list-item>
          <text:p text:style-name="P31"><text:span text:style-name="Strong_20_Emphasis">p</text:span>: Represents the momentum of the particle. </text:p>
        </text:list-item>
        <text:list-item>
          <text:p text:style-name="P31"><text:span text:style-name="Strong_20_Emphasis">E</text:span>: Represents the total energy of the particle. </text:p>
        </text:list-item>
        <text:list-item>
          <text:p text:style-name="P31"><text:span text:style-name="Strong_20_Emphasis">V</text:span>: Represents the potential energy of the system. </text:p>
        </text:list-item>
        <text:list-item>
          <text:p text:style-name="P31"><text:span text:style-name="Strong_20_Emphasis">t</text:span>: Represents time. </text:p>
        </text:list-item>
        <text:list-item>
          <text:p text:style-name="P31"><text:span text:style-name="Strong_20_Emphasis">i</text:span>: Represents the imaginary unit (√-1). </text:p>
        </text:list-item>
        <text:list-item>
          <text:p text:style-name="P30"><text:span text:style-name="Strong_20_Emphasis">ħ</text:span>: Represents the reduced Planck's constant, which is equal to h/2π (where h is the Planck's constant). </text:p>
        </text:list-item>
      </text:list>
      <text:p text:style-name="Text_20_body">This wave function describes a plane wave that interacts with a potential energy V. The potential energy modifies the behavior of the wave and introduces additional phase shifts. The term (V - E) in the exponential represents the difference between the potential energy of the system and the total energy of the particle at a given position. The presence of a potential energy can lead to various phenomena in quantum mechanics, such as scattering, bound states, and tunneling. The specific behavior of the wave function and its interpretation depend on the form of the potential energy V and the <text:soft-page-break/>properties of the system being considered. It is important to note that the wave function you provided does not include any normalization factors or position-dependent terms. In practical applications, wave functions are typically normalized and may include additional factors to account for the specific system under consideration.</text:p>
      <text:p text:style-name="Text_20_body"><text:span text:style-name="Strong_20_Emphasis"/></text:p>
      <text:p text:style-name="Standard"><text:span text:style-name="Strong_20_Emphasis">w = Ψ(x) Τ(t), represents a separable wave function in quantum mechanics. It is a product of two functions: Ψ(x), which depends only on the spatial variable x, and Τ(t), which depends only on the temporal variable t. </text:span></text:p>
      <text:list text:style-name="L19">
        <text:list-item>
          <text:p text:style-name="P33"><text:span text:style-name="Strong_20_Emphasis">Ψ(x)</text:span>: Represents the spatial part of the wave function. It describes the behavior of the wave in the position space. The specific form of Ψ(x) depends on the system and the boundary conditions. </text:p>
        </text:list-item>
        <text:list-item>
          <text:p text:style-name="P32"><text:span text:style-name="Strong_20_Emphasis">Τ(t)</text:span>: Represents the temporal part of the wave function. It describes the time evolution of the wave. The specific form of Τ(t) depends on the dynamics of the system and can be determined from the Schrödinger equation or other relevant equations of motion. </text:p>
        </text:list-item>
      </text:list>
      <text:p text:style-name="Text_20_body">By separating the wave function into spatial and temporal parts, we can often simplify the mathematical analysis of quantum systems. It allows us to solve for the spatial part independently of the temporal part and vice versa. This technique is particularly useful when dealing with systems that exhibit a separable behavior. However, it is important to note that not all wave functions can be separated into spatial and temporal parts. In more general cases, the wave function may have spatial and temporal dependence that is intertwined. In such cases, the wave function cannot be expressed as a simple product of two separate functions.</text:p>
      <text:p text:style-name="Text_20_body"><text:span text:style-name="Strong_20_Emphasis"/></text:p>
      <text:p text:style-name="Standard"><text:soft-page-break/><text:span text:style-name="Strong_20_Emphasis">w = exp(i p (x1 - x0)/ħ), represents a plane wave in quantum mechanics. Let's break down the different components of this wave function: </text:span></text:p>
      <text:list text:style-name="L20">
        <text:list-item>
          <text:p text:style-name="P35"><text:span text:style-name="Strong_20_Emphasis">w</text:span>: Represents the value of the wave function at a given position. It is a complex-valued function and is given by the exponential function. </text:p>
        </text:list-item>
        <text:list-item>
          <text:p text:style-name="P35"><text:span text:style-name="Strong_20_Emphasis">p</text:span>: Represents the momentum of the particle. </text:p>
        </text:list-item>
        <text:list-item>
          <text:p text:style-name="P35"><text:span text:style-name="Strong_20_Emphasis">x1</text:span>: Represents the final position along the spatial dimension. </text:p>
        </text:list-item>
        <text:list-item>
          <text:p text:style-name="P35"><text:span text:style-name="Strong_20_Emphasis">x0</text:span>: Represents the initial position along the spatial dimension. </text:p>
        </text:list-item>
        <text:list-item>
          <text:p text:style-name="P35"><text:span text:style-name="Strong_20_Emphasis">i</text:span>: Represents the imaginary unit (√-1). </text:p>
        </text:list-item>
        <text:list-item>
          <text:p text:style-name="P34"><text:span text:style-name="Strong_20_Emphasis">ħ</text:span>: Represents the reduced Planck's constant, which is equal to h/2π (where h is the Planck's constant). </text:p>
        </text:list-item>
      </text:list>
      <text:p text:style-name="Text_20_body">This wave function describes a plane wave with momentum p traveling from the initial position x0 to the final position x1. The exponential term introduces a phase factor that depends on the momentum and the difference in position (x1 - x0). The factor of (x1 - x0) in the exponent represents the displacement in position over which the wave propagates. Plane waves are often used to describe free particles in quantum mechanics. They have a uniform distribution of momentum and do not experience any external forces or potential energy. The wave function you provided can be used to describe the spatial behavior of a free particle with a specific momentum. </text:p>
      <text:p text:style-name="Text_20_body"><text:span text:style-name="Strong_20_Emphasis"/></text:p>
      <text:p text:style-name="Standard"><text:span text:style-name="Strong_20_Emphasis">w = exp(i(p1 - p0)x/ħ), represents a plane wave in quantum mechanics. Let's break down the different components of this wave function: </text:span></text:p>
      <text:list text:style-name="L21">
        <text:list-item>
          <text:p text:style-name="P37"><text:span text:style-name="Strong_20_Emphasis">w</text:span>: Represents the value of the wave function at a given position. It is a complex-valued function and is given by the exponential function. </text:p>
        </text:list-item>
        <text:list-item>
          <text:p text:style-name="P37"><text:span text:style-name="Strong_20_Emphasis">p1</text:span>: Represents the final momentum of the particle. </text:p>
        </text:list-item>
        <text:list-item>
          <text:p text:style-name="P37"><text:soft-page-break/><text:span text:style-name="Strong_20_Emphasis">p0</text:span>: Represents the initial momentum of the particle. </text:p>
        </text:list-item>
        <text:list-item>
          <text:p text:style-name="P37"><text:span text:style-name="Strong_20_Emphasis">x</text:span>: Represents the position along the spatial dimension. </text:p>
        </text:list-item>
        <text:list-item>
          <text:p text:style-name="P37"><text:span text:style-name="Strong_20_Emphasis">i</text:span>: Represents the imaginary unit (√-1). </text:p>
        </text:list-item>
        <text:list-item>
          <text:p text:style-name="P36"><text:span text:style-name="Strong_20_Emphasis">ħ</text:span>: Represents the reduced Planck's constant, which is equal to h/2π (where h is the Planck's constant). </text:p>
        </text:list-item>
      </text:list>
      <text:p text:style-name="Text_20_body">This wave function describes a plane wave with momentum changing from p0 to p1 as the position x varies. The exponential term introduces a phase factor that depends on the difference in momentum (p1 - p0) and the position x. The factor of x in the exponent represents the spatial coordinate over which the wave propagates. Plane waves are often used to describe free particles in quantum mechanics. They have a uniform distribution of momentum and do not experience any external forces or potential energy. The wave function you provided can be used to describe the spatial behavior of a free particle that undergoes a change in momentum from p0 to p1.</text:p>
      <text:p text:style-name="Text_20_body"><text:span text:style-name="Strong_20_Emphasis"/></text:p>
      <text:p text:style-name="Standard"><text:span text:style-name="Strong_20_Emphasis">w = exp(x^2/(2a^2)), represents a Gaussian wave function in quantum mechanics. Let's break down the different components of this wave function: </text:span></text:p>
      <text:list text:style-name="L22">
        <text:list-item>
          <text:p text:style-name="P39"><text:span text:style-name="Strong_20_Emphasis">w</text:span>: Represents the value of the wave function at a given position. It is a complex-valued function and is given by the exponential function. </text:p>
        </text:list-item>
        <text:list-item>
          <text:p text:style-name="P39"><text:span text:style-name="Strong_20_Emphasis">x</text:span>: Represents the position along the spatial dimension. </text:p>
        </text:list-item>
        <text:list-item>
          <text:p text:style-name="P38"><text:span text:style-name="Strong_20_Emphasis">a</text:span>: Represents a characteristic length scale. </text:p>
        </text:list-item>
      </text:list>
      <text:p text:style-name="Text_20_body">The wave function you provided describes a Gaussian-shaped probability distribution centered around the origin (x = 0). The exponential term with the quadratic function x^2 in the exponent gives rise to the Gaussian shape. The characteristic length scale a determines the width of the Gaussian distribution. A larger value of a leads to a broader distribution, while a smaller value of a results in <text:soft-page-break/>a narrower distribution. Gaussian wave functions are commonly encountered in quantum mechanics, especially in the context of quantum harmonic oscillators and systems with quadratic potentials. They are often used as approximate solutions to various physical problems due to their mathematical simplicity and convenient properties. It is important to note that the wave function you provided does not include any normalization factors. In practical applications, wave functions are typically normalized to ensure that the total probability is equal to 1.</text:p>
      <text:p text:style-name="Text_20_body"><text:span text:style-name="Strong_20_Emphasis"/></text:p>
      <text:p text:style-name="Standard"><text:span text:style-name="Strong_20_Emphasis">w = exp(ax^2/2), represents a Gaussian wave function in quantum mechanics. Let's break down the different components of this wave function: </text:span></text:p>
      <text:list text:style-name="L23">
        <text:list-item>
          <text:p text:style-name="P41"><text:span text:style-name="Strong_20_Emphasis">w</text:span>: Represents the value of the wave function at a given position. It is a complex-valued function and is given by the exponential function. </text:p>
        </text:list-item>
        <text:list-item>
          <text:p text:style-name="P41"><text:span text:style-name="Strong_20_Emphasis">x</text:span>: Represents the position along the spatial dimension. </text:p>
        </text:list-item>
        <text:list-item>
          <text:p text:style-name="P40"><text:span text:style-name="Strong_20_Emphasis">a</text:span>: Represents a constant that determines the width of the Gaussian. </text:p>
        </text:list-item>
      </text:list>
      <text:p text:style-name="Text_20_body">The wave function you provided describes a Gaussian-shaped probability distribution centered around the origin (x = 0). The exponential term with the quadratic function ax^2 in the exponent gives rise to the Gaussian shape. The constant a determines the width of the Gaussian distribution. A larger value of a leads to a narrower distribution, while a smaller value of a results in a broader distribution. Gaussian wave functions are commonly encountered in quantum mechanics, especially in the context of quantum harmonic oscillators and systems with quadratic potentials. They are often used as approximate solutions to various physical problems due to their mathematical simplicity and convenient properties. It is important to note that the wave function you provided does not include any normalization factors. In practical applications, wave <text:soft-page-break/>functions are typically normalized to ensure that the total probability is equal to 1.</text:p>
      <text:p text:style-name="Text_20_body"><text:span text:style-name="Strong_20_Emphasis"/></text:p>
      <text:p text:style-name="Text_20_body"><text:span text:style-name="Strong_20_Emphasis"/></text:p>
      <text:p text:style-name="Text_20_body"><text:span text:style-name="Strong_20_Emphasis"/></text:p>
      <text:h text:style-name="Heading_20_1" text:outline-level="1"><text:span text:style-name="Strong_20_Emphasis">Summation of Wave Functions</text:span></text:h>
      <text:p text:style-name="Text_20_body"><text:span text:style-name="Strong_20_Emphasis"/></text:p>
      <text:h text:style-name="Heading_20_1" text:outline-level="1"><text:span text:style-name="Strong_20_Emphasis">Particle in a Box</text:span></text:h>
      <text:h text:style-name="Heading_20_1" text:outline-level="1"><text:span text:style-name="Strong_20_Emphasis">Harmonic Oscillator</text:span></text:h>
      <text:h text:style-name="Heading_20_1" text:outline-level="1"><text:span text:style-name="Strong_20_Emphasis">Hydrogen Atom</text:span></text:h>
      <text:h text:style-name="Heading_20_1" text:outline-level="1"><text:span text:style-name="Strong_20_Emphasis"/></text:h>
      <text:h text:style-name="Heading_20_1" text:outline-level="1"><text:span text:style-name="Strong_20_Emphasi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5in" fo:margin-bottom="0.5in" fo:margin-left="0.5in" fo:margin-right="0.7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1T14:32:00.523390629</meta:creation-date>
    <dc:date>2024-07-21T19:42:30.704871518</dc:date>
    <meta:editing-duration>PT5H10M30S</meta:editing-duration>
    <meta:editing-cycles>2</meta:editing-cycles>
    <meta:generator>LibreOffice/7.5.9.2$Linux_X86_64 LibreOffice_project/50$Build-2</meta:generator>
    <meta:document-statistic meta:table-count="0" meta:image-count="0" meta:object-count="0" meta:page-count="14" meta:paragraph-count="121" meta:word-count="3361" meta:character-count="20660" meta:non-whitespace-character-count="17413"/>
  </office:meta>
</office:document-meta>
</file>